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86b66" officeooo:paragraph-rsid="00086b66"/>
    </style:style>
    <style:style style:name="P2" style:family="paragraph" style:parent-style-name="Standard">
      <style:paragraph-properties fo:text-align="center" style:justify-single-word="false"/>
      <style:text-properties officeooo:rsid="00086b66" officeooo:paragraph-rsid="00086b66"/>
    </style:style>
    <style:style style:name="P3" style:family="paragraph" style:parent-style-name="Standard">
      <style:text-properties officeooo:rsid="00086b66" officeooo:paragraph-rsid="0009bf05"/>
    </style:style>
    <style:style style:name="P4" style:family="paragraph" style:parent-style-name="Standard">
      <style:text-properties fo:font-style="italic" officeooo:rsid="00086b66" officeooo:paragraph-rsid="00086b66" style:font-style-asian="italic" style:font-style-complex="italic"/>
    </style:style>
    <style:style style:name="P5" style:family="paragraph" style:parent-style-name="Standard">
      <style:text-properties officeooo:rsid="0009bf05" officeooo:paragraph-rsid="0009bf05"/>
    </style:style>
    <style:style style:name="P6" style:family="paragraph" style:parent-style-name="Standard">
      <style:text-properties officeooo:rsid="000b072d" officeooo:paragraph-rsid="000b072d"/>
    </style:style>
    <style:style style:name="P7" style:family="paragraph" style:parent-style-name="Standard">
      <style:text-properties officeooo:rsid="000cdc8a" officeooo:paragraph-rsid="000cdc8a"/>
    </style:style>
    <style:style style:name="P8" style:family="paragraph" style:parent-style-name="Standard">
      <style:text-properties officeooo:rsid="000cdc8a" officeooo:paragraph-rsid="0009bf05"/>
    </style:style>
    <style:style style:name="P9" style:family="paragraph" style:parent-style-name="Standard">
      <style:text-properties officeooo:rsid="000eb258" officeooo:paragraph-rsid="000eb258"/>
    </style:style>
    <style:style style:name="P10" style:family="paragraph" style:parent-style-name="Standard">
      <style:text-properties officeooo:rsid="000f6f53" officeooo:paragraph-rsid="000f6f53"/>
    </style:style>
    <style:style style:name="P11" style:family="paragraph" style:parent-style-name="Standard">
      <style:text-properties officeooo:rsid="000fb264" officeooo:paragraph-rsid="000f6f53"/>
    </style:style>
    <style:style style:name="P12" style:family="paragraph" style:parent-style-name="Standard">
      <style:text-properties officeooo:rsid="000fb264" officeooo:paragraph-rsid="000fb264"/>
    </style:style>
    <style:style style:name="P13" style:family="paragraph" style:parent-style-name="Standard">
      <style:text-properties officeooo:rsid="0010aa04" officeooo:paragraph-rsid="0010aa04"/>
    </style:style>
    <style:style style:name="P14" style:family="paragraph" style:parent-style-name="Heading_20_3">
      <style:paragraph-properties fo:break-before="page"/>
    </style:style>
    <style:style style:name="T1" style:family="text">
      <style:text-properties officeooo:rsid="0009bf05"/>
    </style:style>
    <style:style style:name="T2" style:family="text">
      <style:text-properties officeooo:rsid="000b072d"/>
    </style:style>
    <style:style style:name="T3" style:family="text">
      <style:text-properties officeooo:rsid="000eb258"/>
    </style:style>
    <style:style style:name="T4" style:family="text">
      <style:text-properties officeooo:rsid="000fb264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style:text-position="super 58%"/>
    </style:style>
    <style:style style:name="T7" style:family="text">
      <style:text-properties officeooo:rsid="0010aa0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Implication Theorem</text:p>
      <text:p text:style-name="P2">by Sven Nilsen, 2020</text:p>
      <text:p text:style-name="P1"/>
      <text:p text:style-name="P4">In this paper I present an implication theorem found in Path Semantical Logic.</text:p>
      <text:p text:style-name="P1"/>
      <text:p text:style-name="P1">The Implication Theorem is a proof in Path Semantical Logic<text:span text:style-name="T6"><text:reference-ref text:reference-format="text" text:ref-name="path semantical logic">[1]</text:reference-ref></text:span>:</text:p>
      <text:p text:style-name="P1"/>
      <text:p text:style-name="P1"><text:tab/>(a, b) (T, U):</text:p>
      <text:p text:style-name="P1"><text:tab/>a=&gt;b, a(T), b(U) <text:s/>=&gt; <text:s/>T=&gt;U</text:p>
      <text:p text:style-name="P1"/>
      <text:p text:style-name="P1">Where the tuple `(a, b)` <text:span text:style-name="T2">h</text:span>as level 1 and the tuple `(T, U)` has level 0.</text:p>
      <text:p text:style-name="P1">The notation `a(T)` means `a=&gt;T` where `T` is at a lower level.</text:p>
      <text:p text:style-name="P1"/>
      <text:p text:style-name="P3">Naturally, one can think about this as <text:span text:style-name="T1">`a` and `b` being two sub-types:</text:span></text:p>
      <text:p text:style-name="P3"/>
      <text:p text:style-name="P3"><text:tab/><text:span text:style-name="T1">a &lt;=&gt; [f] x<text:tab/><text:tab/>f : T → X</text:span></text:p>
      <text:p text:style-name="P3"><text:tab/><text:span text:style-name="T1">b &lt;=&gt; [g] y<text:tab/><text:tab/>g : U → Y</text:span></text:p>
      <text:p text:style-name="P3"/>
      <text:p text:style-name="P5">The types `T` and `U` <text:span text:style-name="T2">are generic (type variables), meaning they can be sub-types of each other.</text:span></text:p>
      <text:p text:style-name="P5"/>
      <text:p text:style-name="P6">The implication `a=&gt;b` can be thought of as `<text:span text:style-name="T3">a</text:span>` being a sub-type of `<text:span text:style-name="T3">b</text:span>`:</text:p>
      <text:p text:style-name="P5"/>
      <text:p text:style-name="P5"><text:tab/><text:span text:style-name="T2">a=&gt;b<text:tab/><text:tab/>∀ c { (c : [f] x) =&gt; (c : [g] y) }</text:span></text:p>
      <text:p text:style-name="P3"/>
      <text:p text:style-name="P7">As a consequence, the type `<text:span text:style-name="T3">T</text:span>` is a sub-type of `<text:span text:style-name="T3">U</text:span>`.</text:p>
      <text:p text:style-name="P8"/>
      <text:p text:style-name="P6">For example, `(&lt; 5)` <text:span text:style-name="T3">is a sub-type of</text:span> `(&lt; 10) <text:span text:style-name="T3">| (= “hello”)</text:span>`.</text:p>
      <text:p text:style-name="P9"><text:span text:style-name="T4">Therefore, t</text:span>he input type of <text:span text:style-name="T2">`(&lt; 5)` </text:span>must be a sub-type of the input type of <text:span text:style-name="T2">`(&lt; 10) </text:span>| (= “hello”)<text:span text:style-name="T2">`.</text:span></text:p>
      <text:p text:style-name="P9">In `(&lt; 5)`, there are no strings. <text:span text:style-name="T4">I</text:span>t can a sub-type of <text:span text:style-name="T2">`(&lt; 10) </text:span>| (= “hello”)<text:span text:style-name="T2">`, </text:span>but not vice versa.</text:p>
      <text:p text:style-name="P9"/>
      <text:p text:style-name="P10">The Implication Theorem says that implications carries over to lower levels, just like equalities.</text:p>
      <text:p text:style-name="P10"/>
      <text:p text:style-name="P10">Like the core axiom of Path Semantics<text:span text:style-name="T6"><text:reference-ref text:reference-format="text" text:ref-name="path semantics">[2]</text:reference-ref></text:span>, <text:span text:style-name="T4">the Implication Theorem</text:span> is an almost-tautology<text:span text:style-name="T6"><text:reference-ref text:reference-format="text" text:ref-name="tautology">[3]</text:reference-ref></text:span> in <text:span text:style-name="T7">normal</text:span> propositional logic. The only case where it fails is <text:span text:style-name="T4">the following</text:span>:</text:p>
      <text:p text:style-name="P10"/>
      <text:p text:style-name="P10"><text:tab/>a = 0<text:tab/><text:tab/>b = 0<text:tab/><text:tab/>T = 1<text:tab/><text:tab/>U = 0</text:p>
      <text:p text:style-name="P10"/>
      <text:p text:style-name="P12">This might be interpreted as when `a` and `b` are undefined <text:span text:style-name="T7">symbols,</text:span> their meaning must be the same. When `T` is a defined meaning of `a`, it can not imply an undefined symbol `U`. It is impossible mean something undefined from a defined meaning.</text:p>
      <text:h text:style-name="P14" text:outline-level="3">References:</text:h>
      <text:p text:style-name="P11"/>
      <text:p text:style-name="P12"><text:reference-mark-start text:name="path semantical logic"/>[1]<text:reference-mark-end text:name="path semantical logic"/><text:tab/>“Path Semantical Logic”</text:p>
      <text:p text:style-name="P12"><text:tab/>AdvancedResearch, reading sequence on Path Semantics</text:p>
      <text:p text:style-name="P12"><text:tab/><text:a xlink:type="simple" xlink:href="https://github.com/advancedresearch/path_semantics/blob/master/sequences.md#path-semantical-logic" text:style-name="Internet_20_link" text:visited-style-name="Visited_20_Internet_20_Link"><text:span text:style-name="T5">https://github.com/advancedresearch/path_semantics/blob/master/sequences.md#path-semantical-logic</text:span></text:a></text:p>
      <text:p text:style-name="P12"/>
      <text:p text:style-name="P13"><text:reference-mark-start text:name="path semantics"/>[2]<text:reference-mark-end text:name="path semantics"/><text:tab/>“Path Semantics”</text:p>
      <text:p text:style-name="P13"><text:tab/>Sven Nilsen, 2016-2019</text:p>
      <text:p text:style-name="P13"><text:tab/><text:a xlink:type="simple" xlink:href="https://github.com/advancedresearch/path_semantics/blob/master/papers-wip/path-semantics.pdf" text:style-name="Internet_20_link" text:visited-style-name="Visited_20_Internet_20_Link"><text:span text:style-name="T5">https://github.com/advancedresearch/path_semantics/blob/master/papers-wip/path-semantics.pdf</text:span></text:a></text:p>
      <text:p text:style-name="P13"/>
      <text:p text:style-name="P13"><text:reference-mark-start text:name="tautology"/>[3]<text:reference-mark-end text:name="tautology"/><text:tab/>“Tautology (logic)”</text:p>
      <text:p text:style-name="P13"><text:tab/>Wikipedia</text:p>
      <text:p text:style-name="P13"><text:tab/><text:a xlink:type="simple" xlink:href="https://en.wikipedia.org/wiki/Tautology_(logic" text:style-name="Internet_20_link" text:visited-style-name="Visited_20_Internet_20_Link"><text:span text:style-name="T5">https://en.wikipedia.org/wiki/Tautology_(logic</text:span></text:a><text:span text:style-name="T5">)</text:span>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31T12:31:54.085766000</meta:creation-date>
    <dc:date>2020-08-31T13:49:54.121303000</dc:date>
    <meta:editing-duration>PT5M36S</meta:editing-duration>
    <meta:editing-cycles>1</meta:editing-cycles>
    <meta:document-statistic meta:table-count="0" meta:image-count="0" meta:object-count="0" meta:page-count="2" meta:paragraph-count="32" meta:word-count="328" meta:character-count="1940" meta:non-whitespace-character-count="1624"/>
    <meta:generator>LibreOffice/5.1.2.2$MacOSX_X86_64 LibreOffice_project/d3bf12ecb743fc0d20e0be0c58ca359301eb705f</meta:generator>
  </office:meta>
</office:document-meta>
</file>